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unning Java FX in Al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h text:style-name="Contents_20_Heading" text:outline-level="4">Inhaltsverzeichnis</text:h>
          </text:index-title>
          <text:p text:style-name="P3">1Installing Java FX with alarm repros<text:tab/>2</text:p>
          <text:p text:style-name="P2">1.1Prep install<text:tab/>2</text:p>
          <text:p text:style-name="P4">1.1.1install openjdk<text:tab/>2</text:p>
          <text:p text:style-name="P4">1.1.2F....<text:tab/>2</text:p>
          <text:p text:style-name="P2">1.2Running other jre<text:tab/>3</text:p>
          <text:p text:style-name="P4">1.2.1jre_8u6<text:tab/>3</text:p>
          <text:p text:style-name="P4">1.2.2jre_raspbian<text:tab/>3</text:p>
          <text:p text:style-name="P4">1.2.3jre_b1<text:tab/>3</text:p>
          <text:p text:style-name="P2">1.3jre_r2<text:tab/>4</text:p>
          <text:p text:style-name="P2">1.4Fontconfig<text:tab/>4</text:p>
          <text:p text:style-name="P2">1.5arch java switcher<text:tab/>4</text:p>
          <text:p text:style-name="P3">3Takeout xenial<text:tab/>5</text:p>
          <text:p text:style-name="P2">3.1jre_xenial_x<text:tab/>5</text:p>
          <text:p text:style-name="P2">3.2jre_xenial_fb<text:tab/>5</text:p>
          <text:p text:style-name="P3">4Xorg<text:tab/>6</text:p>
          <text:p text:style-name="P2">4.1xinitrc<text:tab/>6</text:p>
        </text:index-body>
      </text:table-of-content>
      <text:p text:style-name="Standard"/>
      <text:h text:style-name="P5" text:outline-level="1">Installing Java FX with alarm repros</text:h>
      <text:h text:style-name="Heading_20_2" text:outline-level="2">Prep install</text:h>
      <text:p text:style-name="Text_20_body">Installing sd card as usual</text:p>
      <text:p text:style-name="Text_20_body">go into with putty</text:p>
      <text:p text:style-name="code"/>
      <text:p text:style-name="Text_20_body">std upgrade</text:p>
      <text:p text:style-name="code">pacman -Sy</text:p>
      <text:p text:style-name="code">pacman -Su</text:p>
      <text:p text:style-name="Text_20_body">add mc</text:p>
      <text:p text:style-name="code">pacman -S mc</text:p>
      <text:h text:style-name="Heading_20_3" text:outline-level="3">install openjdk</text:h>
      <text:p text:style-name="Text_20_body">pacman -S jre8-openjdk</text:p>
      <text:p text:style-name="Text_20_body">hints while download</text:p>
      <text:p text:style-name="code">For the complete set of Java binaries to be available in your PATH,</text:p>
      <text:p text:style-name="code">you need to re-login or source /etc/profile.d/jre.sh</text:p>
      <text:p text:style-name="code">Please note that this package does not support forcing JAVA_HOME as former package java-common did</text:p>
      <text:p text:style-name="Text_20_body">and</text:p>
      <text:p text:style-name="code">Optional dependencies for jre8-openjdk-headless</text:p>
      <text:p text:style-name="code">java-rhino: for some JavaScript support</text:p>
      <text:p text:style-name="Text_20_body">and</text:p>
      <text:p text:style-name="code">Optional dependencies for xdg-utils</text:p>
      <text:p text:style-name="code"><text:s text:c="4"/>kde-cli-tools: for KDE Plasma5 support in xdg-open</text:p>
      <text:p text:style-name="code"><text:s text:c="4"/>libgnome: for GNOME support in xdg-open</text:p>
      <text:p text:style-name="code"><text:s text:c="4"/>exo: for Xfce support in xdg-open</text:p>
      <text:p text:style-name="code"><text:s text:c="4"/>xorg-xprop: for Xfce support in xdg-open</text:p>
      <text:p text:style-name="code"><text:s text:c="4"/>pcmanfm: for LXDE support in xdg-open</text:p>
      <text:p text:style-name="code"><text:s text:c="4"/>perl-file-mimeinfo: for generic support in xdg-open</text:p>
      <text:p text:style-name="Text_20_body">and</text:p>
      <text:p text:style-name="code">when you use a non-reparenting window manager,</text:p>
      <text:p text:style-name="code">set _JAVA_AWT_WM_NONREPARENTING=1 in /etc/profile.d/jre.sh</text:p>
      <text:p text:style-name="code">Optional dependencies for jre8-openjdk</text:p>
      <text:p text:style-name="code"><text:s text:c="4"/>icedtea-web: web browser plugin + Java Web Start</text:p>
      <text:p text:style-name="code"><text:s text:c="4"/>alsa-lib: for basic sound support</text:p>
      <text:p text:style-name="code"><text:s text:c="4"/>gtk2: for the Gtk+ look and feel - desktop usage</text:p>
      <text:p text:style-name="code"><text:s text:c="4"/>java-openjfx: for JavaFX GUI components support</text:p>
      <text:p text:style-name="Text_20_body">try of</text:p>
      <text:p text:style-name="code">pacman -S java-openjfx</text:p>
      <text:p text:style-name="Text_20_body">unknown package</text:p>
      <text:h text:style-name="Heading_20_3" text:outline-level="3">F....</text:h>
      <text:p text:style-name="Text_20_body">calling</text:p>
      <text:p text:style-name="code"><text:soft-page-break/>java</text:p>
      <text:p text:style-name="code">java -version</text:p>
      <text:p text:style-name="Text_20_body">crashes</text:p>
      <text:h text:style-name="Heading_20_2" text:outline-level="2">Running other jre</text:h>
      <text:h text:style-name="Heading_20_3" text:outline-level="3">jre_8u6</text:h>
      <text:p text:style-name="Text_20_body">Runs … makes screen keyboard …. error messages on touch</text:p>
      <text:h text:style-name="Heading_20_3" text:outline-level="3">jre_raspbian</text:h>
      <text:p text:style-name="Text_20_body">Startet ... stoppt bei font problem</text:p>
      <text:p text:style-name="Text_20_body">after x install → runs</text:p>
      <text:p text:style-name="Text_20_body">Mouse; touch ok … no keyboard</text:p>
      <text:h text:style-name="Heading_20_3" text:outline-level="3">jre_b1</text:h>
      <text:p text:style-name="Text_20_body">Jre 8u91 oracle hard float with self compiled</text:p>
      <text:p text:style-name="Text_20_body">stoppt auch wegen fonts</text:p>
      <text:p text:style-name="code">pacman -S ttf-font</text:p>
      <text:p text:style-name="code">default 1</text:p>
      <text:p text:style-name="Text_20_body">no Change</text:p>
      <text:p text:style-name="Text_20_body">lib test</text:p>
      <text:p text:style-name="Text_20_body"/>
      <text:p text:style-name="Text_20_body">ldd -r libjavafx_font_freetype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Text_20_body"><text:s/>ldd -r libjavafx_font_pango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code">undefined symbol: .. a lot</text:p>
      <text:p text:style-name="Text_20_body"><text:soft-page-break/>pacman -S all not found</text:p>
      <text:p text:style-name="Text_20_body">after x install</text:p>
      <text:p text:style-name="Text_20_body">Mouse; touch ok … no keyboard</text:p>
      <text:h text:style-name="Heading_20_2" text:outline-level="2">jre_r2</text:h>
      <text:p text:style-name="Text_20_body">Raspbian jre and self compiled overwritten → same problem … no fonts</text:p>
      <text:p text:style-name="Text_20_body">after x install</text:p>
      <text:p text:style-name="Text_20_body">Mouse; touch ok … no keyboard</text:p>
      <text:p text:style-name="Text_20_body">deleted because has no more meaning</text:p>
      <text:h text:style-name="Heading_20_2" text:outline-level="2">Fontconfig</text:h>
      <text:p text:style-name="code"><text:a xlink:type="simple" xlink:href="http://docs.oracle.com/javase/8/docs/technotes/guides/intl/fontconfig.html" text:style-name="Internet_20_link" text:visited-style-name="Visited_20_Internet_20_Link">http://docs.oracle.com/javase/8/docs/technotes/guides/intl/fontconfig.html</text:a> </text:p>
      <text:p text:style-name="code"/>
      <text:h text:style-name="Heading_20_2" text:outline-level="2">arch java switcher</text:h>
      <text:p text:style-name="code">/usr/bin/archlinux-java</text:p>
      <text:p text:style-name="Text_20_body">defines in head</text:p>
      <text:p text:style-name="code">JVM_DIR=/usr/lib/jvm</text:p>
      <text:p text:style-name="code">DEFAULT_NAME=default</text:p>
      <text:p text:style-name="code">DEFAULT_PATH=${JVM_DIR}/${DEFAULT_NAME}</text:p>
      <text:p text:style-name="code">DEFAULT_NAME_JRE=default-runtime</text:p>
      <text:p text:style-name="code">DEFAULT_PATH_JRE=${JVM_DIR}/${DEFAULT_NAME_JRE}</text:p>
      <text:p text:style-name="Text_20_body"/>
      <text:h text:style-name="P5" text:outline-level="1">Takeout xenial</text:h>
      <text:h text:style-name="Heading_20_2" text:outline-level="2">jre_xenial_x</text:h>
      <text:p text:style-name="Text_20_body">Install and start ubuntu mate on raspi 2</text:p>
      <text:p text:style-name="code">apt-get install openjfx</text:p>
      <text:p text:style-name="Text_20_body">run and test in x server</text:p>
      <text:p text:style-name="Text_20_body">extract with copy by follow links</text:p>
      <text:p text:style-name="code">cp -L -R jre /media/manni/KNOPPIX</text:p>
      <text:p text:style-name="Text_20_body">test in arch linux with /root/.xinitrc</text:p>
      <text:p text:style-name="code">/mnt/jre_xenial_x/bin/java -jar /mnt/wwt1.jar</text:p>
      <text:p text:style-name="Text_20_body">runs good with x single app and good sized fonts</text:p>
      <text:h text:style-name="Heading_20_2" text:outline-level="2">jre_xenial_fb</text:h>
      <text:p text:style-name="Text_20_body">adding</text:p>
      <text:p text:style-name="code">lib/javafx.platform.properties</text:p>
      <text:p text:style-name="Text_20_body">and</text:p>
      <text:p text:style-name="code">lib/arm/libglass_monocle.so</text:p>
      <text:p text:style-name="Text_20_body">runs without x but <text:s/>incredible slow .. not usable</text:p>
      <text:h text:style-name="Heading_20_2" text:outline-level="2">jre_xenial_x2</text:h>
      <text:p text:style-name="Text_20_body">Adding the extracted from the ubuntu mate xenial .deb paketes and combine with sun/oracle 8u91 jre from jrecreate and run as a single x-app</text:p>
      <text:p text:style-name="Text_20_body">best performance and text view</text:p>
      <text:p text:style-name="Text_20_body"/>
      <text:p text:style-name="Text_20_body"/>
      <text:h text:style-name="P5" text:outline-level="1">Xorg</text:h>
      <text:p text:style-name="Text_20_body">I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h text:style-name="Heading_20_2" text:outline-level="2">xinitrc</text:h>
      <text:p text:style-name="Text_20_body">Single command line in /root/.xinitrc</text:p>
      <text:p text:style-name="Text_20_body">starts a single java app without x decorations</text:p>
      <text:p text:style-name="Text_20_body">info about display manager</text:p>
      <text:p text:style-name="code"><text:a xlink:type="simple" xlink:href="https://wiki.archlinux.org/index.php/Display_manager#Starting_applications_without_a_window_manager" text:style-name="Internet_20_link" text:visited-style-name="Visited_20_Internet_20_Link">https://wiki.archlinux.org/index.php/Display_manager#Starting_applications_without_a_window_manager</text:a> </text:p>
      <text:p text:style-name="code"/>
      <text:h text:style-name="Heading_20_1" text:outline-level="1">Sound</text:h>
      <text:p text:style-name="Text_20_body">Again test sound with fresh alarm</text:p>
      <text:p text:style-name="Text_20_body">must install</text:p>
      <text:p text:style-name="code">alsa-lib</text:p>
      <text:p text:style-name="code">alsa-utils</text:p>
      <text:p text:style-name="Text_20_body">or javasound does not show the interfaces</text:p>
      <text:p text:style-name="Text_20_body">then suXessful run of Scarlett 2i4 and iTwo</text:p>
      <text:p text:style-name="Text_20_body">alarm needs add on for hifiberry-amp</text:p>
      <text:p text:style-name="code">config.txt</text:p>
      <text:p text:style-name="Text_20_body">add line</text:p>
      <text:p text:style-name="code">gpu_mem=384</text:p>
      <text:p text:style-name="code">dtoverlay=hifiberry-amp</text:p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_20_4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rpi2_alarm.odt</text:file-name><text:tab/><text:tab/><text:date style:data-style-name="N75" text:date-value="2016-04-16T11:59:55.91" text:fixed="true">16. Apr 2016</text:date> <text:time style:data-style-name="N40" text:time-value="2016-05-15T16:09:33.37">16:07</text:time></text:p>
      </style:header>
      <style:footer>
        <text:p text:style-name="Footer"><text:tab/>Page <text:page-number text:select-page="current">5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5T16:09:33.35</dc:date>
    <meta:editing-duration>P1DT9H45M15S</meta:editing-duration>
    <meta:editing-cycles>144</meta:editing-cycles>
    <meta:generator>OpenOffice/4.1.2$Win32 OpenOffice.org_project/412m3$Build-9782</meta:generator>
    <meta:document-statistic meta:table-count="0" meta:image-count="0" meta:object-count="0" meta:page-count="6" meta:paragraph-count="159" meta:word-count="625" meta:character-count="4468"/>
  </office:meta>
</office:document-meta>
</file>